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9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0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1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2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3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4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5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6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77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8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9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80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1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2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83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4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5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6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7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88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9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90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91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92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3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4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5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6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7" style:family="paragraph" style:parent-style-name="Text_20_body">
      <style:paragraph-properties fo:text-align="start" style:justify-single-word="false"/>
      <style:text-properties officeooo:rsid="1729e6a2" officeooo:paragraph-rsid="1729e6a2"/>
    </style:style>
    <style:style style:name="P98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9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00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101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102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03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04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5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06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07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08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9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10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11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12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13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14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15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16" style:family="paragraph" style:parent-style-name="Text_20_body">
      <style:text-properties fo:language="cs" fo:country="CZ" officeooo:rsid="170b13dd" officeooo:paragraph-rsid="170b13dd"/>
    </style:style>
    <style:style style:name="P117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18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19" style:family="paragraph" style:parent-style-name="Text_20_body" style:master-page-name="Standard">
      <style:paragraph-properties style:page-number="auto"/>
      <style:text-properties officeooo:paragraph-rsid="16cfedf3"/>
    </style:style>
    <style:style style:name="P120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21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22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23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24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25" style:family="paragraph" style:parent-style-name="Heading_20_1">
      <style:text-properties officeooo:paragraph-rsid="16ce184b"/>
    </style:style>
    <style:style style:name="P126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/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16">- přidat na konec slova -im. (Ot je písmeno nebo runa, otim jsou runy).</text:p>
      <text:p text:style-name="P116">(Tohle asi v hebrejštině funguje jen pro podstatná jména ženského rodu, ale to asi nebudu řešit)</text:p>
      <text:h text:style-name="P125" text:outline-level="1">Slovník</text:h>
      <text:p text:style-name="P42">Blesk – <text:span text:style-name="T20">Bárak</text:span></text:p>
      <text:p text:style-name="P108">Bouře – Sufah</text:p>
      <text:p text:style-name="P44">Beranidlo – Zelokvah</text:p>
      <text:p text:style-name="P86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15">Déšť - Gešem</text:p>
      <text:p text:style-name="P82">Dlouhý – Aruk</text:p>
      <text:p text:style-name="P37">Duše – Ne<text:span text:style-name="T38">f</text:span>e<text:span text:style-name="T38">š</text:span></text:p>
      <text:p text:style-name="P72">Duplikát – Hetek</text:p>
      <text:p text:style-name="P97">Dvojník - Kefel</text:p>
      <text:p text:style-name="P40">Dýka – Pygion</text:p>
      <text:p text:style-name="P41">Dým - Ašan</text:p>
      <text:p text:style-name="P79"><text:span text:style-name="T20">Věčnost</text:span> – <text:span text:style-name="T35">Olam</text:span></text:p>
      <text:p text:style-name="P96">Had – Nachaš</text:p>
      <text:p text:style-name="P78">Hladina – Šetah</text:p>
      <text:p text:style-name="P8">Hojit, <text:span text:style-name="T36">Léčit</text:span> – <text:span text:style-name="T36">Efel</text:span></text:p>
      <text:p text:style-name="P77">Huňáč – </text:p>
      <text:p text:style-name="P114"><text:soft-page-break/>Hypnóza – <text:span text:style-name="T52">Hipnut</text:span></text:p>
      <text:p text:style-name="P78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92">Kouzlo – Kišuf</text:p>
      <text:p text:style-name="P51">Král – Melech</text:p>
      <text:p text:style-name="P52">Krev – Dam</text:p>
      <text:p text:style-name="P83">Lazebník – Sapar</text:p>
      <text:p text:style-name="P95">Lano – Ševel</text:p>
      <text:p text:style-name="P87">Led – Kerach</text:p>
      <text:p text:style-name="P60">Lektvar – <text:span text:style-name="T24">Miškal</text:span></text:p>
      <text:p text:style-name="P88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7"><text:span text:style-name="T54">M</text:span>etamorfóza – *Šinuj tzurah*</text:p>
      <text:p text:style-name="P112">Mimoprostor – Míver chalal</text:p>
      <text:p text:style-name="P102">Minulost – Avar</text:p>
      <text:p text:style-name="P103">Mistr – Adon</text:p>
      <text:p text:style-name="P107"><text:soft-page-break/>Mrak – Anan</text:p>
      <text:p text:style-name="P104">Mráz – Karah</text:p>
      <text:p text:style-name="P68">Myšlenka – <text:span text:style-name="T21">Chašav</text:span></text:p>
      <text:p text:style-name="P120">Najít – Matza</text:p>
      <text:p text:style-name="P121">Naplň <text:span text:style-name="T56">–</text:span> Mala</text:p>
      <text:p text:style-name="P122">Návrat <text:span text:style-name="T56">–</text:span> Hašavah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5">Oko – Ajin</text:p>
      <text:p text:style-name="P67">Otevřít – Patach</text:p>
      <text:p text:style-name="P63">Oslnivý – Misanver</text:p>
      <text:p text:style-name="P70">Pamatuj – Zakhar</text:p>
      <text:p text:style-name="P80">Paralýza – Šituk</text:p>
      <text:p text:style-name="P94">Past – Peh</text:p>
      <text:p text:style-name="P34">Paže – Zroa</text:p>
      <text:p text:style-name="P23">Pád – Mapal</text:p>
      <text:p text:style-name="P39">Pes – Naval</text:p>
      <text:p text:style-name="P99">Podoba – Chazut</text:p>
      <text:p text:style-name="P90"><text:soft-page-break/>Pomalý – <text:span text:style-name="T21">Itij</text:span></text:p>
      <text:p text:style-name="P118">Portál <text:span text:style-name="T55">–</text:span> Šár</text:p>
      <text:p text:style-name="P117">Proměna – <text:span text:style-name="T54">Šinah</text:span></text:p>
      <text:p text:style-name="P91">Proti (předpona) – Neged</text:p>
      <text:p text:style-name="P111">Prostor – Chalal</text:p>
      <text:p text:style-name="P68">Přenos – <text:span text:style-name="T18">Hávarah</text:span></text:p>
      <text:p text:style-name="P84">Přelud – Ašlajah</text:p>
      <text:p text:style-name="P69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Sliz – Refeš</text:p>
      <text:p text:style-name="P113">Sledování - Gišuš</text:p>
      <text:p text:style-name="P105">Sluha – Mešaret</text:p>
      <text:p text:style-name="P106">Smrt – Mavet</text:p>
      <text:p text:style-name="P36">Sochař - Pasal</text:p>
      <text:p text:style-name="P73"><text:soft-page-break/><text:span text:style-name="T8">S</text:span>oustředit – </text:p>
      <text:p text:style-name="P74"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89">Ticho – Šeket</text:p>
      <text:p text:style-name="P123">Tlampač – Ramkol</text:p>
      <text:p text:style-name="P124">Temnota <text:span text:style-name="T57">–</text:span> Chošek</text:p>
      <text:p text:style-name="P109">Tento, tyto – <text:span text:style-name="T22">Hazat</text:span></text:p>
      <text:p text:style-name="P110">Torna – Sak</text:p>
      <text:p text:style-name="P67">Truhla – Tevah</text:p>
      <text:p text:style-name="P81">Tříšť – Ketim</text:p>
      <text:p text:style-name="P98">Úder – Nagaf</text:p>
      <text:p text:style-name="P81">Úlomek – Keta</text:p>
      <text:p text:style-name="P39">Věrný – Medujak</text:p>
      <text:p text:style-name="P101">Vize – Chazon</text:p>
      <text:p text:style-name="P71">Zapomeň – Šakhah</text:p>
      <text:p text:style-name="P63"><text:soft-page-break/>Zář – Lehavah</text:p>
      <text:p text:style-name="P49">Zdroj – Makor</text:p>
      <text:p text:style-name="P58">Zbroj – <text:span text:style-name="T53">Š</text:span>irion</text:p>
      <text:p text:style-name="P100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3">Zlomit – Šavar</text:p>
      <text:p text:style-name="P85">Zvuk – Kol</text:p>
      <text:p text:style-name="P76">Žár – Lahat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26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2-30T22:04:38.924000000</dc:date>
    <meta:print-date>2113-01-01T00:00:00</meta:print-date>
    <meta:editing-cycles>10885</meta:editing-cycles>
    <meta:editing-duration>P32DT17H58M32S</meta:editing-duration>
    <meta:generator>LibreOffice/6.0.5.2$Windows_X86_64 LibreOffice_project/54c8cbb85f300ac59db32fe8a675ff7683cd5a16</meta:generator>
    <meta:document-statistic meta:table-count="0" meta:image-count="0" meta:object-count="0" meta:page-count="13" meta:paragraph-count="168" meta:word-count="537" meta:character-count="3752" meta:non-whitespace-character-count="3245"/>
  </office:meta>
</office:document-meta>
</file>